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dac" officeooo:paragraph-rsid="0012689f"/>
    </style:style>
    <style:style style:name="P2" style:family="paragraph" style:parent-style-name="Standard">
      <style:text-properties fo:language="en" fo:country="US" fo:font-weight="bold" officeooo:rsid="0013df35" officeooo:paragraph-rsid="0012689f" style:font-weight-asian="bold" style:font-weight-complex="bold"/>
    </style:style>
    <style:style style:name="P3" style:family="paragraph" style:parent-style-name="Standard">
      <style:text-properties fo:language="en" fo:country="US" officeooo:paragraph-rsid="0012689f"/>
    </style:style>
    <style:style style:name="P4" style:family="paragraph" style:parent-style-name="Standard">
      <style:text-properties fo:language="en" fo:country="US" fo:font-weight="normal" officeooo:rsid="0013b16c" officeooo:paragraph-rsid="0013b16c" style:font-weight-asian="normal" style:font-weight-complex="normal"/>
    </style:style>
    <style:style style:name="P5" style:family="paragraph" style:parent-style-name="Standard">
      <style:text-properties style:font-name="Calibri" fo:font-size="10pt" fo:language="en" fo:country="US" fo:font-weight="normal" officeooo:rsid="0013df35" officeooo:paragraph-rsid="0012689f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alibri" fo:font-size="10pt" fo:language="en" fo:country="US" fo:font-weight="normal" officeooo:rsid="0013df35" officeooo:paragraph-rsid="0013b16c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weight="bold" officeooo:rsid="0016ec29" officeooo:paragraph-rsid="0012689f" style:font-weight-asian="bold" style:font-weight-complex="bold"/>
    </style:style>
    <style:style style:name="P8" style:family="paragraph" style:parent-style-name="Standard">
      <style:text-properties officeooo:paragraph-rsid="0012689f"/>
    </style:style>
    <style:style style:name="P9" style:family="paragraph" style:parent-style-name="Standard">
      <style:text-properties officeooo:rsid="0013b16c" officeooo:paragraph-rsid="0013b16c"/>
    </style:style>
    <style:style style:name="P10" style:family="paragraph" style:parent-style-name="Standard">
      <style:text-properties officeooo:rsid="0013b16c" officeooo:paragraph-rsid="00156926"/>
    </style:style>
    <style:style style:name="P11" style:family="paragraph" style:parent-style-name="Standard">
      <style:text-properties officeooo:paragraph-rsid="00156926"/>
    </style:style>
    <style:style style:name="T1" style:family="text">
      <style:text-properties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language="en" fo:country="US" fo:font-weight="normal" officeooo:rsid="0016ec29" style:font-size-asian="10pt" style:font-weight-asian="normal" style:font-size-complex="10pt" style:font-weight-complex="normal"/>
    </style:style>
    <style:style style:name="T3" style:family="text">
      <style:text-properties style:font-name="Calibri" fo:font-size="10pt" fo:language="en" fo:country="US" fo:font-weight="normal" officeooo:rsid="00143685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fo:language="en" fo:country="US" fo:font-weight="normal" officeooo:rsid="00153dac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language="en" fo:country="US" fo:font-weight="normal" officeooo:rsid="0013b16c" style:font-size-asian="10pt" style:font-weight-asian="normal" style:font-size-complex="10pt" style:font-weight-complex="normal"/>
    </style:style>
    <style:style style:name="T6" style:family="text">
      <style:text-properties style:font-name="Calibri" fo:font-size="10pt" fo:language="en" fo:country="US" fo:font-weight="normal" officeooo:rsid="00156926" style:font-size-asian="10pt" style:font-weight-asian="normal" style:font-size-complex="10pt" style:font-weight-complex="normal"/>
    </style:style>
    <style:style style:name="T7" style:family="text">
      <style:text-properties style:font-name="Calibri" fo:font-size="10pt" fo:language="en" fo:country="US" style:font-size-asian="10pt" style:font-size-complex="10pt"/>
    </style:style>
    <style:style style:name="T8" style:family="text">
      <style:text-properties style:font-name="Calibri" fo:font-size="10pt" fo:language="en" fo:country="US" officeooo:rsid="00153dac" style:font-size-asian="10pt" style:font-size-complex="10pt"/>
    </style:style>
    <style:style style:name="T9" style:family="text">
      <style:text-properties style:font-name="Calibri" fo:font-size="10pt" fo:language="en" fo:country="US" fo:font-weight="bold" officeooo:rsid="00153dac" style:font-size-asian="10pt" style:font-weight-asian="bold" style:font-size-complex="10pt" style:font-weight-complex="bold"/>
    </style:style>
    <style:style style:name="T10" style:family="text">
      <style:text-properties style:font-name="Calibri" fo:font-size="10pt" style:font-size-asian="10pt" style:font-size-complex="10pt"/>
    </style:style>
    <style:style style:name="T11" style:family="text">
      <style:text-properties style:font-name="Calibri" fo:font-size="10pt" officeooo:rsid="0013b16c" style:font-size-asian="10pt" style:font-size-complex="10pt"/>
    </style:style>
    <style:style style:name="T12" style:family="text">
      <style:text-properties officeooo:rsid="00143685"/>
    </style:style>
    <style:style style:name="T13" style:family="text">
      <style:text-properties officeooo:rsid="00153dac"/>
    </style:style>
    <style:style style:name="T14" style:family="text">
      <style:text-properties officeooo:rsid="00156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/></text:p>
      <text:p text:style-name="P2"><text:span text:style-name="T10">Simulation Based Tasks</text:span></text:p>
      <text:p text:style-name="P2"><text:span text:style-name="T11"/></text:p>
      <text:p text:style-name="P4"><text:span text:style-name="T11">G</text:span><text:span text:style-name="T10">oal: Create a simple model for the firing rate of a unit, and check if a neuron simulated from this model looks like our actual data. </text:span></text:p>
      <text:p text:style-name="P2"><text:span text:style-name="T10"/></text:p>
      <text:p text:style-name="P8"><text:span text:style-name="T9">Setting up the parameters:</text:span></text:p>
      <text:p text:style-name="P5"/>
      <text:p text:style-name="P6"><text:span text:style-name="T13">Before we simulate a neuron, we need to put our data into a form that can be easily compared to our eventual simulation. For our first simulation, we will test whether a simple Gaussian distribution using the data parameters can produce a spiking pattern similar to the ground-truth spike train. </text:span></text:p>
      <text:p text:style-name="P5"/>
      <text:p text:style-name="P8"><text:span text:style-name="T5">1</text:span><text:span text:style-name="T3">. </text:span><text:span text:style-name="T4">To get the ground-truth spike rates, bin each cluster using a bin size of 1 second. Find a way to plot </text:span><text:span text:style-name="T5">the resulting</text:span><text:span text:style-name="T4"> array </text:span><text:span text:style-name="T5">for each cluster</text:span><text:span text:style-name="T4">, and check that the plot makes sense (no unreasonable values, and no bugs).</text:span></text:p>
      <text:p text:style-name="P8"><text:span text:style-name="T4"/></text:p>
      <text:p text:style-name="P10"><text:span text:style-name="T4">2. </text:span><text:span text:style-name="T1">Calculate the average firing rate of each cluster. Define a unique variable for each resulting value, using a clear name (e.g., </text:span><text:span text:style-name="T4">clus1_avg, clus2_avg,..</text:span><text:span text:style-name="T6">). Do the same with the standard deviation </text:span><text:span text:style-name="T3">(clus1_std, clus2_std,..).</text:span></text:p>
      <text:p text:style-name="P8"><text:span text:style-name="T4"/></text:p>
      <text:p text:style-name="P7"><text:span text:style-name="T8">M</text:span><text:span text:style-name="T7">odeling the neuron: </text:span></text:p>
      <text:p text:style-name="P11"><text:span text:style-name="T6">3</text:span><text:span text:style-name="T4">. For each cluster, simulate the firing rates across time by defining a Gaussian distribution with the cluster’s mean and standard deviation and sampling from </text:span><text:span text:style-name="T6">the resulting</text:span><text:span text:style-name="T4"> distribution.</text:span></text:p>
      <text:p text:style-name="P1"><text:span text:style-name="T1"/></text:p>
      <text:p text:style-name="P7"><text:span text:style-name="T7">Evaluating the model: </text:span></text:p>
      <text:p text:style-name="P11"><text:span text:style-name="T6">4</text:span><text:span text:style-name="T4">. Plot your simulated firing rates against your ground-truth firing rates, </text:span><text:span text:style-name="T2">using a different color for each</text:span><text:span text:style-name="T4">. Compare them via visual inspection. </text:span><text:span text:style-name="T2">Do the Gaussian-sampled simulation</text:span><text:span text:style-name="T6">s</text:span><text:span text:style-name="T2"> seem like </text:span><text:span text:style-name="T6">they </text:span><text:span text:style-name="T2">captures any of the firing patterns of the actual neuron</text:span><text:span text:style-name="T6">s</text:span><text:span text:style-name="T2">? How has this method failed or succeeded in modeling the real neural activity?</text:span></text:p>
      <text:p text:style-name="P1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4:33:05.158547374</meta:creation-date>
    <dc:date>2020-10-26T14:46:38.361841205</dc:date>
    <meta:editing-duration>PT3M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243" meta:character-count="1483" meta:non-whitespace-character-count="1246"/>
  </office:meta>
</office:document-meta>
</file>